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size="10pt" officeooo:paragraph-rsid="0005b896" style:font-size-asian="10pt" style:font-size-complex="10pt"/>
    </style:style>
    <style:style style:name="P2" style:family="paragraph" style:parent-style-name="Preformatted_20_Text">
      <style:paragraph-properties fo:text-align="justify" style:justify-single-word="false"/>
      <style:text-properties fo:font-size="10pt" officeooo:paragraph-rsid="004439eb" style:font-size-asian="10pt" style:font-size-complex="10pt"/>
    </style:style>
    <style:style style:name="P3" style:family="paragraph" style:parent-style-name="Preformatted_20_Text">
      <style:paragraph-properties fo:text-align="justify" style:justify-single-word="false"/>
      <style:text-properties fo:font-size="10pt" officeooo:rsid="001e4220" officeooo:paragraph-rsid="001d91d8" style:font-size-asian="10pt" style:font-size-complex="10pt"/>
    </style:style>
    <style:style style:name="P4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1e11ab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2fed40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Preformatted_20_Text">
      <style:paragraph-properties fo:text-align="justify" style:justify-single-word="false"/>
      <style:text-properties fo:font-size="10pt" fo:font-style="italic" fo:font-weight="bold" officeooo:rsid="001ce812" officeooo:paragraph-rsid="002e5655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Preformatted_20_Text">
      <style:paragraph-properties fo:text-align="justify" style:justify-single-word="false"/>
      <style:text-properties fo:font-size="10pt" fo:font-style="italic" fo:font-weight="bold" officeooo:rsid="001e4220" officeooo:paragraph-rsid="002fed40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Preformatted_20_Text">
      <style:paragraph-properties fo:text-align="justify" style:justify-single-word="false"/>
      <style:text-properties fo:font-size="10pt" fo:font-style="italic" fo:font-weight="normal" officeooo:paragraph-rsid="0005b896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Preformatted_20_Text">
      <style:paragraph-properties fo:text-align="center" style:justify-single-word="false"/>
      <style:text-properties fo:font-size="15pt" fo:font-style="italic" fo:font-weight="bold" officeooo:rsid="001c626a" officeooo:paragraph-rsid="0005b896" style:font-size-asian="15pt" style:font-style-asian="italic" style:font-weight-asian="bold" style:font-size-complex="15pt" style:font-style-complex="italic" style:font-weight-complex="bold"/>
    </style:style>
    <style:style style:name="P11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0b4a1c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1d91d8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52e2a4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e4220" officeooo:paragraph-rsid="001d91d8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0b4a1c" fo:background-color="transparent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fo:font-size="13pt" fo:font-style="italic" fo:font-weight="bold" officeooo:rsid="001ce812" officeooo:paragraph-rsid="000b4a1c" fo:background-color="transparent" style:font-size-asian="13pt" style:font-style-asian="italic" style:font-weight-asian="bold" style:font-size-complex="13pt" style:font-style-complex="italic" style:font-weight-complex="bold"/>
    </style:style>
    <style:style style:name="P17" style:family="paragraph" style:parent-style-name="Preformatted_20_Text">
      <style:paragraph-properties fo:text-align="justify" style:justify-single-word="false"/>
      <style:text-properties style:text-position="0% 100%" fo:font-size="10pt" fo:font-style="italic" fo:font-weight="bold" officeooo:rsid="005cceec" officeooo:paragraph-rsid="0005b896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Preformatted_20_Text">
      <style:paragraph-properties fo:text-align="justify" style:justify-single-word="false"/>
      <style:text-properties style:text-position="0% 100%" fo:font-size="10pt" fo:font-style="italic" fo:font-weight="bold" officeooo:rsid="001e4220" officeooo:paragraph-rsid="0005b896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5d1a04" officeooo:paragraph-rsid="0005b896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0783cd" officeooo:paragraph-rsid="0005b896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0783cd" officeooo:paragraph-rsid="0008b557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ce812" officeooo:paragraph-rsid="002e5655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6f49fb" officeooo:paragraph-rsid="004439eb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e4220" officeooo:paragraph-rsid="005038a1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e4220" officeooo:paragraph-rsid="001d91d8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style:text-position="0% 100%" fo:font-size="10pt" fo:font-style="normal" fo:font-weight="normal" officeooo:rsid="007118bd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7118bd" officeooo:paragraph-rsid="003ccd9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43ce2b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89909" officeooo:paragraph-rsid="00189909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Preformatted_20_Text">
      <style:paragraph-properties fo:text-align="justify" style:justify-single-word="false"/>
      <style:text-properties style:text-position="0% 100%" fo:font-size="13pt" fo:font-style="normal" fo:font-weight="normal" officeooo:rsid="000783cd" officeooo:paragraph-rsid="000b4a1c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Preformatted_20_Text">
      <style:paragraph-properties fo:text-align="justify" style:justify-single-word="false"/>
      <style:text-properties officeooo:paragraph-rsid="000b4a1c" fo:background-color="transparent"/>
    </style:style>
    <style:style style:name="P32" style:family="paragraph" style:parent-style-name="Preformatted_20_Text">
      <style:paragraph-properties fo:text-align="justify" style:justify-single-word="false"/>
      <style:text-properties officeooo:rsid="006f49fb" officeooo:paragraph-rsid="00606f33" fo:background-color="transparent"/>
    </style:style>
    <style:style style:name="P33" style:family="paragraph" style:parent-style-name="Preformatted_20_Text">
      <style:paragraph-properties fo:text-align="justify" style:justify-single-word="false"/>
      <style:text-properties officeooo:paragraph-rsid="001e11ab"/>
    </style:style>
    <style:style style:name="P34" style:family="paragraph" style:parent-style-name="Preformatted_20_Text">
      <style:paragraph-properties fo:text-align="justify" style:justify-single-word="false"/>
      <style:text-properties officeooo:paragraph-rsid="002fed40"/>
    </style:style>
    <style:style style:name="P35" style:family="paragraph" style:parent-style-name="Preformatted_20_Text">
      <style:paragraph-properties fo:text-align="justify" style:justify-single-word="false"/>
      <style:text-properties fo:color="#b2b2b2" style:text-position="0% 100%" fo:font-size="10pt" fo:font-style="normal" fo:font-weight="normal" officeooo:rsid="002d4c69" officeooo:paragraph-rsid="0008b557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Preformatted_20_Text">
      <style:paragraph-properties fo:text-align="start" style:justify-single-word="false"/>
      <style:text-properties fo:color="#b2b2b2" fo:font-size="13pt" fo:font-style="italic" fo:font-weight="bold" officeooo:rsid="0029af09" officeooo:paragraph-rsid="001d91d8" style:font-size-asian="13pt" style:font-style-asian="italic" style:font-weight-asian="bold" style:font-size-complex="13pt" style:font-style-complex="italic" style:font-weight-complex="bold"/>
    </style:style>
    <style:style style:name="P37" style:family="paragraph" style:parent-style-name="Preformatted_20_Text">
      <style:paragraph-properties fo:text-align="justify" style:justify-single-word="false"/>
      <style:text-properties fo:font-weight="normal" officeooo:paragraph-rsid="0005b896" style:font-weight-asian="normal" style:font-weight-complex="normal"/>
    </style:style>
    <style:style style:name="P38" style:family="paragraph" style:parent-style-name="Preformatted_20_Text">
      <style:paragraph-properties fo:text-align="justify" style:justify-single-word="false"/>
      <style:text-properties style:use-window-font-color="true" fo:font-size="13pt" fo:font-style="italic" fo:font-weight="bold" officeooo:rsid="006f49fb" officeooo:paragraph-rsid="0040caad" fo:background-color="transparent" style:font-size-asian="13pt" style:font-style-asian="italic" style:font-weight-asian="bold" style:font-size-complex="13pt" style:font-style-complex="italic" style:font-weight-complex="bold"/>
    </style:style>
    <style:style style:name="P39" style:family="paragraph" style:parent-style-name="Preformatted_20_Text">
      <style:paragraph-properties fo:text-align="justify" style:justify-single-word="false"/>
      <style:text-properties style:use-window-font-color="true" style:text-position="0% 100%" fo:font-size="10pt" fo:font-style="normal" fo:font-weight="normal" officeooo:rsid="007118bd" officeooo:paragraph-rsid="00213e5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Preformatted_20_Text">
      <style:paragraph-properties fo:text-align="justify" style:justify-single-word="false"/>
      <style:text-properties style:use-window-font-color="true" style:text-position="0% 100%" fo:font-size="10pt" fo:font-style="normal" fo:font-weight="normal" officeooo:rsid="003ccd98" officeooo:paragraph-rsid="003ccd9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style:use-window-font-color="true" style:text-position="0% 100%" fo:font-size="10pt" fo:font-style="normal" fo:font-weight="normal" officeooo:rsid="0025655d" officeooo:paragraph-rsid="001d91d8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Preformatted_20_Text">
      <style:paragraph-properties fo:text-align="justify" style:justify-single-word="false"/>
      <style:text-properties style:use-window-font-color="true" style:text-position="0% 100%" fo:font-size="10pt" fo:font-style="normal" fo:font-weight="normal" officeooo:rsid="0025655d" officeooo:paragraph-rsid="001d91d8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Preformatted_20_Text">
      <style:paragraph-properties fo:text-align="justify" style:justify-single-word="false"/>
      <style:text-properties style:use-window-font-color="true" style:text-position="0% 100%" fo:font-size="10pt" fo:font-style="italic" style:text-underline-style="none" fo:font-weight="bold" officeooo:rsid="001e4220" officeooo:paragraph-rsid="001d91d8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Preformatted_20_Text">
      <style:paragraph-properties fo:text-align="justify" style:justify-single-word="false"/>
      <style:text-properties style:use-window-font-color="true" style:text-position="0% 100%" fo:font-size="13pt" fo:font-style="italic" fo:font-weight="bold" officeooo:rsid="006f49fb" officeooo:paragraph-rsid="003ccd98" fo:background-color="transparent" style:font-size-asian="13pt" style:font-style-asian="italic" style:font-weight-asian="bold" style:font-size-complex="13pt" style:font-style-complex="italic" style:font-weight-complex="bold"/>
    </style:style>
    <style:style style:name="P45" style:family="paragraph" style:parent-style-name="Preformatted_20_Text">
      <style:paragraph-properties fo:text-align="justify" style:justify-single-word="false"/>
      <style:text-properties style:use-window-font-color="true" style:text-position="0% 100%" fo:font-size="13pt" fo:font-style="italic" fo:font-weight="bold" officeooo:rsid="006f49fb" officeooo:paragraph-rsid="0046bb1c" fo:background-color="transparent" style:font-size-asian="13pt" style:font-style-asian="italic" style:font-weight-asian="bold" style:font-size-complex="13pt" style:font-style-complex="italic" style:font-weight-complex="bold"/>
    </style:style>
    <style:style style:name="P46" style:family="paragraph" style:parent-style-name="Preformatted_20_Text">
      <style:paragraph-properties fo:text-align="justify" style:justify-single-word="false"/>
      <style:text-properties style:use-window-font-color="true" style:text-position="0% 100%" fo:font-size="13pt" fo:font-style="italic" fo:font-weight="bold" officeooo:rsid="006f49fb" officeooo:paragraph-rsid="0064c53c" fo:background-color="transparent" style:font-size-asian="13pt" style:font-style-asian="italic" style:font-weight-asian="bold" style:font-size-complex="13pt" style:font-style-complex="italic" style:font-weight-complex="bold"/>
    </style:style>
    <style:style style:name="P47" style:family="paragraph" style:parent-style-name="Preformatted_20_Text">
      <style:paragraph-properties fo:text-align="start" style:justify-single-word="false"/>
      <style:text-properties style:use-window-font-color="true" fo:font-size="10pt" officeooo:rsid="001e4220" officeooo:paragraph-rsid="001d91d8" style:font-size-asian="10pt" style:font-size-complex="10pt"/>
    </style:style>
    <style:style style:name="P48" style:family="paragraph" style:parent-style-name="Preformatted_20_Text">
      <style:paragraph-properties fo:text-align="justify" style:justify-single-word="false"/>
      <style:text-properties style:use-window-font-color="true" fo:font-size="10pt" officeooo:rsid="001e4220" officeooo:paragraph-rsid="001d91d8" style:font-size-asian="10pt" style:font-size-complex="10pt"/>
    </style:style>
    <style:style style:name="P49" style:family="paragraph" style:parent-style-name="Preformatted_20_Text">
      <style:paragraph-properties fo:text-align="start" style:justify-single-word="false"/>
      <style:text-properties style:use-window-font-color="true" fo:font-size="10pt" style:text-underline-style="none" officeooo:rsid="001e4220" officeooo:paragraph-rsid="005469e8" style:font-size-asian="10pt" style:font-size-complex="10pt"/>
    </style:style>
    <style:style style:name="P50" style:family="paragraph" style:parent-style-name="Preformatted_20_Text">
      <style:paragraph-properties fo:text-align="start" style:justify-single-word="false"/>
      <style:text-properties style:use-window-font-color="true" officeooo:paragraph-rsid="005038a1"/>
    </style:style>
    <style:style style:name="P51" style:family="paragraph" style:parent-style-name="Preformatted_20_Text">
      <style:paragraph-properties fo:text-align="justify" style:justify-single-word="false"/>
      <style:text-properties fo:color="#ff66ff" style:text-position="0% 100%" fo:font-size="10pt" fo:font-style="normal" fo:font-weight="normal" officeooo:rsid="005edad1" officeooo:paragraph-rsid="005edad1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Preformatted_20_Text" style:list-style-name="L1">
      <style:paragraph-properties fo:text-align="justify" style:justify-single-word="false"/>
      <style:text-properties fo:font-size="13pt" fo:font-style="italic" fo:font-weight="bold" officeooo:rsid="001ce812" officeooo:paragraph-rsid="0005b896" style:font-size-asian="13pt" style:font-style-asian="italic" style:font-weight-asian="bold" style:font-size-complex="13pt" style:font-style-complex="italic" style:font-weight-complex="bold"/>
    </style:style>
    <style:style style:name="P53" style:family="paragraph" style:parent-style-name="Preformatted_20_Text" style:list-style-name="L2">
      <style:paragraph-properties fo:text-align="justify" style:justify-single-word="false"/>
      <style:text-properties fo:font-size="13pt" fo:font-style="italic" fo:font-weight="bold" officeooo:rsid="001e4220" officeooo:paragraph-rsid="001d91d8" style:font-size-asian="13pt" style:font-style-asian="italic" style:font-weight-asian="bold" style:font-size-complex="13pt" style:font-style-complex="italic" style:font-weight-complex="bold"/>
    </style:style>
    <style:style style:name="P54" style:family="paragraph" style:parent-style-name="Preformatted_20_Text">
      <style:paragraph-properties fo:text-align="start" style:justify-single-word="false"/>
      <style:text-properties style:text-position="0% 100%" fo:font-size="10pt" fo:font-style="normal" fo:font-weight="normal" officeooo:rsid="0026eada" officeooo:paragraph-rsid="004a8c4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2ca06c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sub 58%" fo:font-style="normal" fo:font-weight="normal" officeooo:rsid="00846eb6" style:font-style-asian="normal" style:font-weight-asian="normal" style:font-style-complex="normal" style:font-weight-complex="normal"/>
    </style:style>
    <style:style style:name="T4" style:family="text">
      <style:text-properties style:text-position="sub 58%" fo:font-style="normal" fo:font-weight="normal" officeooo:rsid="00207b72" style:font-style-asian="normal" style:font-weight-asian="normal" style:font-style-complex="normal" style:font-weight-complex="normal"/>
    </style:style>
    <style:style style:name="T5" style:family="text">
      <style:text-properties style:text-position="sub 58%" fo:font-style="normal" fo:font-weight="normal" officeooo:rsid="001e4220" style:font-style-asian="normal" style:font-weight-asian="normal" style:font-style-complex="normal" style:font-weight-complex="normal"/>
    </style:style>
    <style:style style:name="T6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text-position="sub 58%" fo:font-style="italic" fo:font-weight="normal" officeooo:rsid="00207b72" style:font-style-asian="italic" style:font-weight-asian="normal" style:font-style-complex="italic" style:font-weight-complex="normal"/>
    </style:style>
    <style:style style:name="T8" style:family="text">
      <style:text-properties style:text-position="sub 58%" fo:font-style="italic" fo:font-weight="normal" officeooo:rsid="005c47e7" style:font-style-asian="italic" style:font-weight-asian="normal" style:font-style-complex="italic" style:font-weight-complex="normal"/>
    </style:style>
    <style:style style:name="T9" style:family="text">
      <style:text-properties style:text-position="sub 58%" fo:font-size="10pt" fo:font-style="italic" officeooo:rsid="001e4220" style:font-size-asian="10pt" style:font-style-asian="italic" style:font-size-complex="10pt" style:font-style-complex="italic"/>
    </style:style>
    <style:style style:name="T10" style:family="text">
      <style:text-properties style:text-position="sub 58%" fo:font-size="10pt" fo:font-style="italic" officeooo:rsid="00846eb6" style:font-size-asian="10pt" style:font-style-asian="italic" style:font-size-complex="10pt" style:font-style-complex="italic"/>
    </style:style>
    <style:style style:name="T11" style:family="text">
      <style:text-properties style:text-position="sub 58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text-position="sub 58%"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text-position="sub 58%" fo:font-size="10pt" fo:font-style="normal" fo:font-weight="normal" officeooo:rsid="00207b72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text-position="sub 58%" fo:font-size="10pt" fo:font-style="normal" fo:font-weight="normal" officeooo:rsid="007f00d6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text-position="sub 58%"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text-position="sub 58%" fo:font-size="10pt" fo:font-style="normal" fo:font-weight="normal" officeooo:rsid="0072caea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text-position="sub 58%" fo:font-size="10pt" fo:font-style="normal" fo:font-weight="normal" officeooo:rsid="00846eb6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text-position="sub 58%" fo:font-size="10pt" fo:font-style="normal" fo:font-weight="normal" officeooo:rsid="003f522a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text-position="sub 58%" fo:font-size="10pt" fo:font-style="normal" fo:font-weight="normal" officeooo:rsid="004b0d12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text-position="sub 58%" officeooo:rsid="001e4220"/>
    </style:style>
    <style:style style:name="T21" style:family="text">
      <style:text-properties style:text-position="sub 58%" officeooo:rsid="00846eb6"/>
    </style:style>
    <style:style style:name="T22" style:family="text">
      <style:text-properties style:text-position="sub 58%" officeooo:rsid="007f00d6"/>
    </style:style>
    <style:style style:name="T23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text-position="0% 100%" fo:font-style="normal" fo:font-weight="normal" officeooo:rsid="001e4220" style:font-style-asian="normal" style:font-weight-asian="normal" style:font-style-complex="normal" style:font-weight-complex="normal"/>
    </style:style>
    <style:style style:name="T25" style:family="text">
      <style:text-properties style:text-position="0% 100%" fo:font-style="normal" fo:font-weight="normal" officeooo:rsid="005d1a04" style:font-style-asian="normal" style:font-weight-asian="normal" style:font-style-complex="normal" style:font-weight-complex="normal"/>
    </style:style>
    <style:style style:name="T26" style:family="text">
      <style:text-properties style:text-position="0% 100%" fo:font-style="normal" fo:font-weight="normal" officeooo:rsid="001ce812" style:font-style-asian="normal" style:font-weight-asian="normal" style:font-style-complex="normal" style:font-weight-complex="normal"/>
    </style:style>
    <style:style style:name="T27" style:family="text">
      <style:text-properties style:text-position="0% 100%" fo:font-style="normal" fo:font-weight="normal" officeooo:rsid="00616a1e" style:font-style-asian="normal" style:font-weight-asian="normal" style:font-style-complex="normal" style:font-weight-complex="normal"/>
    </style:style>
    <style:style style:name="T28" style:family="text">
      <style:text-properties style:text-position="0% 100%" fo:font-style="normal" fo:font-weight="normal" officeooo:rsid="00339cdb" style:font-style-asian="normal" style:font-weight-asian="normal" style:font-style-complex="normal" style:font-weight-complex="normal"/>
    </style:style>
    <style:style style:name="T29" style:family="text">
      <style:text-properties style:text-position="0% 100%" fo:font-style="normal" fo:font-weight="normal" officeooo:rsid="00207b72" style:font-style-asian="normal" style:font-weight-asian="normal" style:font-style-complex="normal" style:font-weight-complex="normal"/>
    </style:style>
    <style:style style:name="T30" style:family="text">
      <style:text-properties style:text-position="0% 100%" fo:font-style="normal" fo:font-weight="normal" officeooo:rsid="00225e93" style:font-style-asian="normal" style:font-weight-asian="normal" style:font-style-complex="normal" style:font-weight-complex="normal"/>
    </style:style>
    <style:style style:name="T31" style:family="text">
      <style:text-properties style:text-position="0% 100%" fo:font-style="normal" fo:font-weight="normal" officeooo:rsid="00242841" style:font-style-asian="normal" style:font-weight-asian="normal" style:font-style-complex="normal" style:font-weight-complex="normal"/>
    </style:style>
    <style:style style:name="T32" style:family="text">
      <style:text-properties style:text-position="0% 100%" fo:font-style="normal" fo:font-weight="normal" officeooo:rsid="0025655d" style:font-style-asian="normal" style:font-weight-asian="normal" style:font-style-complex="normal" style:font-weight-complex="normal"/>
    </style:style>
    <style:style style:name="T33" style:family="text">
      <style:text-properties style:text-position="0% 100%" fo:font-style="normal" fo:font-weight="normal" officeooo:rsid="000a7d16" style:font-style-asian="normal" style:font-weight-asian="normal" style:font-style-complex="normal" style:font-weight-complex="normal"/>
    </style:style>
    <style:style style:name="T34" style:family="text">
      <style:text-properties style:text-position="0% 100%" fo:font-style="normal" fo:font-weight="normal" officeooo:rsid="0015a0ef" style:font-style-asian="normal" style:font-weight-asian="normal" style:font-style-complex="normal" style:font-weight-complex="normal"/>
    </style:style>
    <style:style style:name="T35" style:family="text">
      <style:text-properties style:text-position="0% 100%" fo:font-style="normal" fo:font-weight="normal" officeooo:rsid="0066da98" style:font-style-asian="normal" style:font-weight-asian="normal" style:font-style-complex="normal" style:font-weight-complex="normal"/>
    </style:style>
    <style:style style:name="T36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style:text-position="0% 100%" fo:font-style="italic" fo:font-weight="normal" officeooo:rsid="00616a1e" style:font-style-asian="italic" style:font-weight-asian="normal" style:font-style-complex="italic" style:font-weight-complex="normal"/>
    </style:style>
    <style:style style:name="T38" style:family="text">
      <style:text-properties style:text-position="0% 100%" fo:font-style="italic" fo:font-weight="normal" officeooo:rsid="005e8507" style:font-style-asian="italic" style:font-weight-asian="normal" style:font-style-complex="italic" style:font-weight-complex="normal"/>
    </style:style>
    <style:style style:name="T39" style:family="text">
      <style:text-properties style:text-position="0% 100%" fo:font-style="italic" fo:font-weight="normal" officeooo:rsid="005469e8" style:font-style-asian="italic" style:font-weight-asian="normal" style:font-style-complex="italic" style:font-weight-complex="normal"/>
    </style:style>
    <style:style style:name="T40" style:family="text">
      <style:text-properties style:text-position="0% 100%" fo:font-size="10pt" fo:font-style="italic" officeooo:rsid="001e4220" style:font-size-asian="10pt" style:font-style-asian="italic" style:font-size-complex="10pt" style:font-style-complex="italic"/>
    </style:style>
    <style:style style:name="T41" style:family="text">
      <style:text-properties style:text-position="0% 100%" fo:font-size="10pt" fo:font-style="italic" officeooo:rsid="00585e5b" style:font-size-asian="10pt" style:font-style-asian="italic" style:font-size-complex="10pt" style:font-style-complex="italic"/>
    </style:style>
    <style:style style:name="T42" style:family="text">
      <style:text-properties style:text-position="0% 100%" fo:font-size="10pt" fo:font-style="italic" officeooo:rsid="0052ff84" style:font-size-asian="10pt" style:font-style-asian="italic" style:font-size-complex="10pt" style:font-style-complex="italic"/>
    </style:style>
    <style:style style:name="T43" style:family="text">
      <style:text-properties style:text-position="0% 100%" fo:font-size="10pt" fo:font-style="italic" officeooo:rsid="000779be" style:font-size-asian="10pt" style:font-style-asian="italic" style:font-size-complex="10pt" style:font-style-complex="italic"/>
    </style:style>
    <style:style style:name="T44" style:family="text">
      <style:text-properties style:text-position="0% 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style:text-position="0% 100%"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style:text-position="0% 100%" fo:font-size="10pt" fo:font-style="normal" fo:font-weight="normal" officeooo:rsid="00191027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style:text-position="0% 100%" fo:font-size="10pt" fo:font-style="normal" fo:font-weight="normal" officeooo:rsid="0029af09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text-position="0% 100%" fo:font-size="10pt" fo:font-style="normal" fo:font-weight="normal" officeooo:rsid="002ba9c4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style:text-position="0% 100%"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text-position="0% 100%" fo:font-size="10pt" fo:font-style="normal" fo:font-weight="normal" officeooo:rsid="008783ad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text-position="0% 100%" fo:font-size="10pt" fo:font-style="normal" fo:font-weight="normal" officeooo:rsid="008a2dda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style:text-position="0% 100%" fo:font-size="10pt" fo:font-style="normal" fo:font-weight="normal" officeooo:rsid="008e2fcb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text-position="0% 100%" fo:font-size="10pt" fo:font-style="normal" fo:font-weight="normal" officeooo:rsid="0043ce2b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style:text-position="0% 100%" fo:font-size="10pt" fo:font-style="normal" fo:font-weight="normal" officeooo:rsid="00445260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style:text-position="0% 100%" fo:font-size="10pt" fo:font-style="normal" fo:font-weight="normal" officeooo:rsid="0044f31a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style:text-position="0% 100%" fo:font-size="10pt" fo:font-style="normal" fo:font-weight="normal" officeooo:rsid="0046e31a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style:text-position="0% 100%" fo:font-size="10pt" fo:font-style="normal" fo:font-weight="normal" officeooo:rsid="00189909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style:text-position="0% 100%" fo:font-size="10pt" fo:font-style="normal" fo:font-weight="normal" officeooo:rsid="001e4030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style:text-position="0% 100%" fo:font-size="10pt" fo:font-style="normal" fo:font-weight="normal" officeooo:rsid="004b0d12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style:text-position="0% 100%" fo:font-size="10pt" fo:font-style="normal" fo:font-weight="normal" officeooo:rsid="005038a1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style:text-position="0% 100%" fo:font-size="10pt" fo:font-style="normal" fo:font-weight="normal" officeooo:rsid="002d4c69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style:text-position="0% 100%" fo:font-size="10pt" fo:font-style="normal" fo:font-weight="normal" officeooo:rsid="0008b557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style:text-position="0% 100%" fo:font-size="10pt" fo:font-style="normal" fo:font-weight="normal" officeooo:rsid="0062bfdb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style:text-position="0% 100%" fo:font-size="10pt" fo:font-style="normal" fo:font-weight="normal" officeooo:rsid="006bf663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style:text-position="0% 100%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66" style:family="text">
      <style:text-properties style:text-position="0% 100%" officeooo:rsid="001e4220"/>
    </style:style>
    <style:style style:name="T67" style:family="text">
      <style:text-properties style:text-position="0% 100%" officeooo:rsid="00585e5b"/>
    </style:style>
    <style:style style:name="T68" style:family="text">
      <style:text-properties style:text-position="0% 100%" officeooo:rsid="0052ff84"/>
    </style:style>
    <style:style style:name="T69" style:family="text">
      <style:text-properties style:text-position="0% 100%" officeooo:rsid="000779be"/>
    </style:style>
    <style:style style:name="T70" style:family="text">
      <style:text-properties fo:font-size="13pt" fo:font-style="italic" fo:font-weight="bold" officeooo:rsid="001ce812" style:font-size-asian="13pt" style:font-style-asian="italic" style:font-weight-asian="bold" style:font-size-complex="13pt" style:font-style-complex="italic" style:font-weight-complex="bold"/>
    </style:style>
    <style:style style:name="T71" style:family="text">
      <style:text-properties fo:font-size="13pt" fo:font-style="italic" fo:font-weight="bold" officeooo:rsid="0029af09" style:font-size-asian="13pt" style:font-style-asian="italic" style:font-weight-asian="bold" style:font-size-complex="13pt" style:font-style-complex="italic" style:font-weight-complex="bold"/>
    </style:style>
    <style:style style:name="T72" style:family="text">
      <style:text-properties fo:font-size="13pt" fo:font-style="italic" officeooo:rsid="001ce812" style:font-size-asian="13pt" style:font-style-asian="italic" style:font-size-complex="13pt" style:font-style-complex="italic"/>
    </style:style>
    <style:style style:name="T73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fo:font-size="10pt" fo:font-style="normal" fo:font-weight="normal" officeooo:rsid="001ce812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fo:font-size="10pt" fo:font-style="normal" fo:font-weight="normal" officeooo:rsid="00846eb6" style:font-size-asian="10pt" style:font-style-asian="normal" style:font-weight-asian="normal" style:font-size-complex="10pt" style:font-style-complex="normal" style:font-weight-complex="normal"/>
    </style:style>
    <style:style style:name="T76" style:family="text">
      <style:text-properties fo:font-size="10pt" fo:font-style="normal" fo:font-weight="normal" officeooo:rsid="007fedb6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font-size="10pt" fo:font-style="normal" fo:font-weight="normal" officeooo:rsid="00430ec0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fo:font-size="10pt" fo:font-style="normal" fo:font-weight="normal" officeooo:rsid="007b4cd3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fo:font-size="10pt" fo:font-style="normal" fo:font-weight="normal" officeooo:rsid="003a63bc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fo:font-size="10pt" fo:font-style="normal" fo:font-weight="normal" officeooo:rsid="008e2fcb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fo:font-size="10pt" fo:font-style="normal" fo:font-weight="normal" officeooo:rsid="0019b343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font-size="10pt" fo:font-style="normal" fo:font-weight="normal" officeooo:rsid="003ccd98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fo:font-size="10pt" fo:font-style="normal" fo:font-weight="normal" officeooo:rsid="003e8c92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fo:font-size="10pt" fo:font-style="normal" fo:font-weight="normal" officeooo:rsid="0040caad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fo:font-size="10pt" fo:font-style="normal" fo:font-weight="normal" officeooo:rsid="00627b79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fo:font-size="10pt" fo:font-style="normal" fo:font-weight="normal" officeooo:rsid="0064c53c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fo:font-size="10pt" fo:font-style="normal" fo:font-weight="normal" officeooo:rsid="006bf663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fo:color="#b2b2b2" officeooo:rsid="000a7d16"/>
    </style:style>
    <style:style style:name="T91" style:family="text">
      <style:text-properties fo:color="#b2b2b2" style:text-position="0% 100%" fo:font-size="10pt" fo:font-style="normal" fo:font-weight="normal" officeooo:rsid="002d4c69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officeooo:rsid="001e4220"/>
    </style:style>
    <style:style style:name="T93" style:family="text">
      <style:text-properties officeooo:rsid="007f00d6"/>
    </style:style>
    <style:style style:name="T94" style:family="text">
      <style:text-properties style:use-window-font-color="true" style:text-position="0% 100%" fo:font-style="normal" fo:font-weight="normal" officeooo:rsid="0040caad" fo:background-color="transparent" loext:char-shading-value="0" style:font-style-asian="normal" style:font-weight-asian="normal" style:font-style-complex="normal" style:font-weight-complex="normal"/>
    </style:style>
    <style:style style:name="T95" style:family="text">
      <style:text-properties style:use-window-font-color="true" style:text-position="0% 100%" fo:font-style="normal" fo:font-weight="normal" officeooo:rsid="008e2fcb" fo:background-color="transparent" loext:char-shading-value="0" style:font-style-asian="normal" style:font-weight-asian="normal" style:font-style-complex="normal" style:font-weight-complex="normal"/>
    </style:style>
    <style:style style:name="T96" style:family="text">
      <style:text-properties style:use-window-font-color="true" style:text-position="0% 100%" fo:font-style="normal" fo:font-weight="normal" officeooo:rsid="006c6707" fo:background-color="transparent" loext:char-shading-value="0" style:font-style-asian="normal" style:font-weight-asian="normal" style:font-style-complex="normal" style:font-weight-complex="normal"/>
    </style:style>
    <style:style style:name="T97" style:family="text">
      <style:text-properties style:use-window-font-color="true" style:text-position="0% 100%" fo:font-style="normal" fo:font-weight="normal" officeooo:rsid="006f1a20" fo:background-color="transparent" loext:char-shading-value="0" style:font-style-asian="normal" style:font-weight-asian="normal" style:font-style-complex="normal" style:font-weight-complex="normal"/>
    </style:style>
    <style:style style:name="T98" style:family="text">
      <style:text-properties style:use-window-font-color="true" style:text-position="0% 100%" style:font-name="Liberation Mono" fo:font-size="10pt" fo:font-style="normal" fo:font-weight="normal" officeooo:rsid="000a7d16" fo:background-color="#ffffff" loext:char-shading-value="0" style:font-name-asian="Nimbus Mono L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99" style:family="text">
      <style:text-properties style:use-window-font-color="true" style:text-position="0% 100%" style:font-name="Liberation Mono" fo:font-size="10pt" fo:font-style="normal" fo:font-weight="normal" officeooo:rsid="00207b72" fo:background-color="#ffffff" loext:char-shading-value="0" style:font-name-asian="Nimbus Mono L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00" style:family="text">
      <style:text-properties style:use-window-font-color="true" officeooo:rsid="000a7d16"/>
    </style:style>
    <style:style style:name="T101" style:family="text">
      <style:text-properties officeooo:rsid="006a53d3"/>
    </style:style>
    <style:style style:name="T102" style:family="text">
      <style:text-properties officeooo:rsid="0070ef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yntactic Transformation To Monadic Form</text:p>
      <text:p text:style-name="P10"/>
      <text:p text:style-name="P10"/>
      <text:list xml:id="list5375786715083674818" text:style-name="L1">
        <text:list-item>
          <text:p text:style-name="P52">Expressions:</text:p>
        </text:list-item>
      </text:list>
      <text:p text:style-name="P22"/>
      <text:p text:style-name="P22"/>
      <text:p text:style-name="P7"><text:span text:style-name="T23"><text:s text:c="3"/>------ </text:span><text:span text:style-name="T27">exp</text:span><text:span text:style-name="T24"> -------</text:span></text:p>
      <text:list xml:id="list131340767458457" text:continue-numbering="true" text:style-name="L1">
        <text:list-header>
          <text:p text:style-name="P52"><text:s/></text:p>
        </text:list-header>
      </text:list>
      <text:p text:style-name="P9"><text:span text:style-name="T92">desugar</text:span><text:span text:style-name="T20">&lt;exp&gt; </text:span><text:span text:style-name="T66">:: </text:span><text:span text:style-name="T67">E</text:span><text:span text:style-name="T68">xp → </text:span><text:span text:style-name="T69">Exp</text:span></text:p>
      <text:p text:style-name="P17"><text:s/></text:p>
      <text:p text:style-name="P17"/>
      <text:p text:style-name="P2"><text:span text:style-name="T24">desugar</text:span><text:span text:style-name="T5">&lt;exp&gt; </text:span><text:span text:style-name="T25">exp = </text:span><text:span text:style-name="T24">desugar</text:span><text:span text:style-name="T5">&lt;</text:span><text:span text:style-name="T3">l</text:span><text:span text:style-name="T5">exp&gt; </text:span><text:span text:style-name="T25">exp</text:span><text:span text:style-name="T94"> </text:span><text:span text:style-name="T96">&gt;&gt;= \h →</text:span><text:span text:style-name="T95"> </text:span><text:span text:style-name="T97">return </text:span><text:span text:style-name="T94">h</text:span><text:span text:style-name="T95"> </text:span></text:p>
      <text:p text:style-name="P19"/>
      <text:p text:style-name="P19"/>
      <text:p text:style-name="P1"><text:span text:style-name="T26"><text:s text:c="3"/>------- </text:span><text:span text:style-name="T27">lexp</text:span><text:span text:style-name="T24"> -------</text:span></text:p>
      <text:p text:style-name="P18"/>
      <text:p text:style-name="P37"><text:span text:style-name="T40">desugar</text:span><text:span text:style-name="T9">&lt;</text:span><text:span text:style-name="T10">l</text:span><text:span text:style-name="T9">exp&gt; </text:span><text:span text:style-name="T40">:: </text:span><text:span text:style-name="T41">E</text:span><text:span text:style-name="T42">xp → </text:span><text:span text:style-name="T43">Exp</text:span><text:span text:style-name="T72"> </text:span></text:p>
      <text:p text:style-name="P20"/>
      <text:p text:style-name="P20"/>
      <text:p text:style-name="P35"/>
      <text:p text:style-name="P33"><text:span text:style-name="T70"><text:s text:c="2"/></text:span><text:span text:style-name="T74">-------</text:span><text:span text:style-name="T80">l</text:span><text:span text:style-name="T76">exp:</text:span><text:span text:style-name="T74"> </text:span><text:span text:style-name="T78">fexp</text:span><text:span text:style-name="T77"> -------</text:span></text:p>
      <text:p text:style-name="P4"/>
      <text:p text:style-name="P4"/>
      <text:p text:style-name="P23"><text:span text:style-name="T92"><text:s/>desugar</text:span><text:span text:style-name="T20">&lt;</text:span><text:span text:style-name="T21">l</text:span><text:span text:style-name="T20">exp&gt; </text:span><text:span text:style-name="T93">fexp = desugar</text:span><text:span text:style-name="T20">&lt;</text:span><text:span text:style-name="T22">f</text:span><text:span text:style-name="T20">exp&gt; </text:span><text:span text:style-name="T93">fexp</text:span><text:span text:style-name="T20"> </text:span></text:p>
      <text:p text:style-name="P21"/>
      <text:p text:style-name="P21"/>
      <text:p text:style-name="P21"/>
      <text:p text:style-name="P51">ΠΡΟΒΛΗΜΑ ΑΝ έ<text:span text:style-name="T101">χει 1</text:span> argument <text:span text:style-name="T102">και το τελευταίο arg το βάζει μέσα σε δύο monads γιατί έχουμε (exp&gt;&gt;=\h → h &gt;&gt;= \h’ → h)</text:span></text:p>
      <text:p text:style-name="P31"><text:span text:style-name="T70"><text:s text:c="2"/></text:span><text:span text:style-name="T74">------- </text:span><text:span text:style-name="T78">fexp</text:span><text:span text:style-name="T77"> -------</text:span></text:p>
      <text:p text:style-name="P6"/>
      <text:p text:style-name="P38"><text:span text:style-name="T45">d</text:span><text:span text:style-name="T49">esugar</text:span><text:span text:style-name="T15">&lt;</text:span><text:span text:style-name="T14">f</text:span><text:span text:style-name="T15">exp&gt; <text:s/></text:span><text:span text:style-name="T52">aexp = <text:s/></text:span><text:span text:style-name="T49">desugar</text:span><text:span text:style-name="T15">&lt;aexp&gt; </text:span><text:span text:style-name="T49">aexp </text:span></text:p>
      <text:p text:style-name="P39"/>
      <text:p text:style-name="P44"><text:span text:style-name="T77">d</text:span><text:span text:style-name="T81">esugar</text:span><text:span text:style-name="T15">&lt;</text:span><text:span text:style-name="T14">f</text:span><text:span text:style-name="T15">exp&gt; <text:s/></text:span><text:span text:style-name="T84">(f</text:span><text:span text:style-name="T82">exp </text:span><text:span text:style-name="T84">literal)</text:span><text:span text:style-name="T82"> = </text:span><text:span text:style-name="T81">desugar</text:span><text:span text:style-name="T15">&lt;</text:span><text:span text:style-name="T18">l</text:span><text:span text:style-name="T15">exp&gt; </text:span><text:span text:style-name="T84">fexp literal </text:span><text:span text:style-name="T88">&gt;&gt;= \h → </text:span><text:span text:style-name="T89">h</text:span></text:p>
      <text:p text:style-name="P40"/>
      <text:p text:style-name="P45"><text:span text:style-name="T77">d</text:span><text:span text:style-name="T81">esugar</text:span><text:span text:style-name="T15">&lt;</text:span><text:span text:style-name="T14">f</text:span><text:span text:style-name="T15">exp&gt; <text:s/></text:span><text:span text:style-name="T84">(f</text:span><text:span text:style-name="T82">exp </text:span><text:span text:style-name="T84">qvar)</text:span><text:span text:style-name="T82"> = </text:span><text:span text:style-name="T83"><text:s/></text:span><text:span text:style-name="T81">desugar</text:span><text:span text:style-name="T15">&lt;</text:span><text:span text:style-name="T18">l</text:span><text:span text:style-name="T15">exp&gt; </text:span><text:span text:style-name="T84">fexp</text:span><text:span text:style-name="T86"> qvar </text:span><text:span text:style-name="T87">&gt;&gt;= \</text:span><text:span text:style-name="T88">h</text:span><text:span text:style-name="T87"> → </text:span><text:span text:style-name="T89">h</text:span><text:span text:style-name="T87"> </text:span><text:span text:style-name="T86"><text:s/></text:span></text:p>
      <text:p text:style-name="P40"/>
      <text:p text:style-name="P46"><text:span text:style-name="T77">d</text:span><text:span text:style-name="T81">esugar</text:span><text:span text:style-name="T15">&lt;</text:span><text:span text:style-name="T14">f</text:span><text:span text:style-name="T15">exp&gt; <text:s/></text:span><text:span text:style-name="T84">(f</text:span><text:span text:style-name="T82">exp </text:span><text:span text:style-name="T85">gcon</text:span><text:span text:style-name="T84">)</text:span><text:span text:style-name="T82"> = </text:span><text:span text:style-name="T83"><text:s/></text:span><text:span text:style-name="T81">desugar</text:span><text:span text:style-name="T15">&lt;</text:span><text:span text:style-name="T18">l</text:span><text:span text:style-name="T15">exp&gt; </text:span><text:span text:style-name="T84">fexp </text:span><text:span text:style-name="T85">gcon </text:span><text:span text:style-name="T87">&gt;&gt;= \</text:span><text:span text:style-name="T88">h</text:span><text:span text:style-name="T87"> → </text:span><text:span text:style-name="T89">h</text:span><text:span text:style-name="T87"> </text:span><text:span text:style-name="T86"><text:s/></text:span></text:p>
      <text:p text:style-name="P27"/>
      <text:p text:style-name="P32"><text:span text:style-name="T77">d</text:span><text:span text:style-name="T73">esugar</text:span><text:span text:style-name="T11">&lt;</text:span><text:span text:style-name="T14">f</text:span><text:span text:style-name="T11">exp&gt; </text:span><text:span text:style-name="T44">(fexp </text:span><text:span text:style-name="T58">(exp)</text:span><text:span text:style-name="T44">)= </text:span><text:span text:style-name="T49"><text:s/></text:span><text:span text:style-name="T51">exp</text:span><text:span text:style-name="T49"> </text:span><text:span text:style-name="T50">&gt;&gt;= \</text:span><text:span text:style-name="T59">e</text:span><text:span text:style-name="T50">x</text:span><text:span text:style-name="T19">i</text:span><text:span text:style-name="T50"> → </text:span><text:span text:style-name="T49">desugar</text:span><text:span text:style-name="T15">&lt;</text:span><text:span text:style-name="T18">l</text:span><text:span text:style-name="T15">exp&gt;</text:span><text:span text:style-name="T49"> fexp </text:span><text:span text:style-name="T59">e</text:span><text:span text:style-name="T57">x</text:span><text:span text:style-name="T19">i </text:span><text:span text:style-name="T63">&gt;&gt;= \h → </text:span><text:span text:style-name="T64">h</text:span></text:p>
      <text:p text:style-name="P29"/>
      <text:p text:style-name="P54"/>
      <text:p text:style-name="P26"/>
      <text:p text:style-name="P16"/>
      <text:p text:style-name="P15"><text:span text:style-name="T73"><text:s text:c="2"/>------- </text:span><text:span text:style-name="T79">a</text:span><text:span text:style-name="T78">exp</text:span><text:span text:style-name="T77"> -------</text:span></text:p>
      <text:p text:style-name="P15"/>
      <text:p text:style-name="P31"><text:span text:style-name="T77">desugar</text:span><text:span text:style-name="T12">&lt;</text:span><text:span text:style-name="T16">a</text:span><text:span text:style-name="T12">exp&gt;</text:span><text:span text:style-name="T45"> </text:span><text:span text:style-name="T53">literal</text:span><text:span text:style-name="T45"> </text:span><text:span text:style-name="T53">= literal</text:span></text:p>
      <text:p text:style-name="P28"/>
      <text:p text:style-name="P31"><text:span text:style-name="T45">desugar</text:span><text:span text:style-name="T12">&lt;</text:span><text:span text:style-name="T16">a</text:span><text:span text:style-name="T12">exp&gt;</text:span><text:span text:style-name="T45"> </text:span><text:span text:style-name="T54">qvar</text:span><text:span text:style-name="T45"> </text:span><text:span text:style-name="T53">= </text:span><text:span text:style-name="T54">qvar</text:span></text:p>
      <text:p text:style-name="P28"/>
      <text:p text:style-name="P31"><text:span text:style-name="T45">desugar</text:span><text:span text:style-name="T12">&lt;</text:span><text:span text:style-name="T16">a</text:span><text:span text:style-name="T12">exp&gt;</text:span><text:span text:style-name="T45"> </text:span><text:span text:style-name="T55">gcon</text:span><text:span text:style-name="T45"> </text:span><text:span text:style-name="T53">= </text:span><text:span text:style-name="T55">gcon</text:span></text:p>
      <text:p text:style-name="P28"/>
      <text:p text:style-name="P31"><text:span text:style-name="T45">desugar</text:span><text:span text:style-name="T12">&lt;</text:span><text:span text:style-name="T16">a</text:span><text:span text:style-name="T12">exp&gt;</text:span><text:span text:style-name="T45"> (</text:span><text:span text:style-name="T56">exp</text:span><text:span text:style-name="T45">) </text:span><text:span text:style-name="T53">= </text:span><text:span text:style-name="T45">desugar</text:span><text:span text:style-name="T12">&lt;</text:span><text:span text:style-name="T17">l</text:span><text:span text:style-name="T12">exp&gt;</text:span><text:span text:style-name="T45"> </text:span><text:span text:style-name="T56">exp</text:span></text:p>
      <text:p text:style-name="P55"/>
      <text:p text:style-name="P12"/>
      <text:p text:style-name="P34"><text:span text:style-name="T70"><text:s text:c="2"/></text:span><text:span text:style-name="T74">-------</text:span><text:span text:style-name="T75">l</text:span><text:span text:style-name="T76">exp:</text:span><text:span text:style-name="T74"> </text:span><text:span text:style-name="T77">let decls in exp -------</text:span></text:p>
      <text:p text:style-name="P5"/>
      <text:p text:style-name="P5"><text:tab/></text:p>
      <text:p text:style-name="P8"><text:span text:style-name="T1">desugar</text:span><text:span text:style-name="T2">&lt;</text:span><text:span text:style-name="T3">l</text:span><text:span text:style-name="T2">exp&gt;</text:span><text:span text:style-name="T23"> (let decls in exp) = desugar</text:span><text:span text:style-name="T2">&lt;dcl</text:span><text:span text:style-name="T4">r</text:span><text:span text:style-name="T2">s&gt; </text:span><text:span text:style-name="T23">decls exp </text:span></text:p>
      <text:p text:style-name="P14"><text:soft-page-break/></text:p>
      <text:p text:style-name="P14"/>
      <text:p text:style-name="P14"/>
      <text:p text:style-name="P14"/>
      <text:list xml:id="list9107812425420625927" text:style-name="L2">
        <text:list-item>
          <text:p text:style-name="P53">Declarations</text:p>
        </text:list-item>
      </text:list>
      <text:p text:style-name="P14"/>
      <text:p text:style-name="P14"/>
      <text:p text:style-name="P3"><text:span text:style-name="T26"><text:s text:c="2"/>------- <text:s/></text:span><text:span text:style-name="T28">dclrs </text:span><text:span text:style-name="T23">-------</text:span></text:p>
      <text:p text:style-name="P25"/>
      <text:p text:style-name="P49"><text:span text:style-name="T36"><text:s text:c="4"/>desugar</text:span><text:span text:style-name="T6">&lt;dcl</text:span><text:span text:style-name="T7">r</text:span><text:span text:style-name="T8">s</text:span><text:span text:style-name="T6">&gt; :: </text:span><text:span text:style-name="T37">D</text:span><text:span text:style-name="T38">clr</text:span><text:span text:style-name="T39">s</text:span><text:span text:style-name="T38"> → </text:span><text:span text:style-name="T39">Exp</text:span><text:span text:style-name="T38"> </text:span></text:p>
      <text:p text:style-name="P24"><text:span text:style-name="T100"><text:s text:c="2"/></text:span><text:span text:style-name="T90"><text:s text:c="6"/></text:span></text:p>
      <text:p text:style-name="P47"><text:span text:style-name="T65"><text:s text:c="3"/></text:span><text:span text:style-name="T23">desugar</text:span><text:span text:style-name="T2">&lt;dcl</text:span><text:span text:style-name="T4">r</text:span><text:span text:style-name="T2">s&gt; </text:span><text:span text:style-name="T29">(dclr1; … ; dclrn) = desugar</text:span><text:span text:style-name="T4">&lt;dclr&gt; </text:span><text:span text:style-name="T30">declr1 </text:span><text:span text:style-name="T33"><text:s/></text:span><text:span text:style-name="T30">… <text:s/></text:span><text:span text:style-name="T33"><text:s/></text:span><text:span text:style-name="T29">desugar</text:span><text:span text:style-name="T4">&lt;dclr&gt; </text:span><text:span text:style-name="T30">declr</text:span><text:span text:style-name="T31">n</text:span></text:p>
      <text:p text:style-name="P47"><text:span text:style-name="T29"><text:s text:c="26"/></text:span><text:span text:style-name="T32">| <text:s/>(;) = </text:span><text:span text:style-name="T34">\_ -&gt;</text:span><text:span text:style-name="T33"> </text:span></text:p>
      <text:p text:style-name="P41"/>
      <text:p text:style-name="P41"/>
      <text:p text:style-name="P41"/>
      <text:p text:style-name="P41"/>
      <text:p text:style-name="P48"><text:span text:style-name="T26"><text:s text:c="3"/>------- <text:s/></text:span><text:span text:style-name="T28">dclr </text:span><text:span text:style-name="T32">-------</text:span></text:p>
      <text:p text:style-name="P43"/>
      <text:p text:style-name="P42"/>
      <text:p text:style-name="P50"><text:span text:style-name="T77"><text:s text:c="5"/></text:span><text:span text:style-name="T45">desugar</text:span><text:span text:style-name="T12">&lt;dcl</text:span><text:span text:style-name="T13">r</text:span><text:span text:style-name="T12">&gt; <text:s/></text:span><text:span text:style-name="T46">(funlhs | pat) </text:span><text:span text:style-name="T60">(= exp) </text:span><text:span text:style-name="T47">= <text:s/></text:span><text:span text:style-name="T61">exp </text:span><text:span text:style-name="T62">&gt;&gt;= \</text:span><text:span text:style-name="T48">(funlhs | pat) -</text:span><text:span text:style-name="T60">&gt;</text:span><text:span text:style-name="T71"> </text:span></text:p>
      <text:p text:style-name="P36"/>
      <text:p text:style-name="P36"/>
      <text:p text:style-name="P36"/>
      <text:p text:style-name="P13"><text:span text:style-name="T98"><text:s/></text:span><text:span text:style-name="T99"><text:s/></text:span><text:span text:style-name="T91"><text:s/></text:span><text:s text:c="37"/></text:p>
      <text:p text:style-name="P11"/>
      <text:p text:style-name="P11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4T13:13:12.936335849</dc:date>
    <meta:editing-duration>PT5H42M54S</meta:editing-duration>
    <meta:editing-cycles>89</meta:editing-cycles>
    <meta:generator>LibreOffice/5.1.6.2$Linux_X86_64 LibreOffice_project/10m0$Build-2</meta:generator>
    <meta:document-statistic meta:table-count="0" meta:image-count="0" meta:object-count="0" meta:page-count="2" meta:paragraph-count="35" meta:word-count="200" meta:character-count="1317" meta:non-whitespace-character-count="1015"/>
  </office:meta>
</office:document-meta>
</file>